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6.3in"/>
    </style:style>
    <style:style style:name="Table1" style:family="table" style:master-page-name="MP0">
      <style:table-properties style:width="6.3in" style:rel-width="100%" fo:margin-left="0in" table:align="left"/>
    </style:style>
    <style:style style:name="TableRow3" style:family="table-row">
      <style:table-row-properties style:min-row-height="10.7576in"/>
    </style:style>
    <style:style style:name="TableCell4" style:family="table-cell">
      <style:table-cell-properties fo:border="none" style:writing-mode="lr-tb" style:vertical-align="middle" fo:padding-top="0in" fo:padding-left="0.075in" fo:padding-bottom="0in" fo:padding-right="0.075in"/>
    </style:style>
    <style:style style:name="P5" style:parent-style-name="Titre1" style:family="paragraph">
      <style:paragraph-properties fo:break-before="page" fo:text-align="center" fo:line-height="100%"/>
      <style:text-properties fo:font-size="80pt" style:font-size-asian="80pt" style:text-underline-type="none"/>
    </style:style>
    <style:style style:name="P6" style:parent-style-name="Titre1" style:family="paragraph">
      <style:paragraph-properties fo:text-align="center" fo:line-height="100%"/>
    </style:style>
    <style:style style:name="P7" style:parent-style-name="Titre1" style:family="paragraph">
      <style:paragraph-properties fo:text-align="center" fo:line-height="100%"/>
      <style:text-properties fo:font-size="80pt" style:font-size-asian="80pt" style:text-underline-type="none"/>
    </style:style>
    <style:style style:name="P8" style:parent-style-name="Normal" style:family="paragraph">
      <style:paragraph-properties fo:text-align="justify"/>
    </style:style>
    <style:style style:name="P9" style:parent-style-name="TM1" style:family="paragraph">
      <style:paragraph-properties>
        <style:tab-stops>
          <style:tab-stop style:type="right" style:leader-style="dotted" style:leader-text="." style:position="6.293in"/>
        </style:tab-stops>
      </style:paragraph-properties>
    </style:style>
    <style:style style:name="P10" style:parent-style-name="TM1" style:family="paragraph">
      <style:paragraph-properties>
        <style:tab-stops>
          <style:tab-stop style:type="right" style:leader-style="dotted" style:leader-text="." style:position="6.293in"/>
        </style:tab-stops>
      </style:paragraph-properties>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1" style:family="paragraph">
      <style:paragraph-properties>
        <style:tab-stops>
          <style:tab-stop style:type="right" style:leader-style="dotted" style:leader-text="." style:position="6.293in"/>
        </style:tab-stops>
      </style:paragraph-properties>
    </style:style>
    <style:style style:name="P13" style:parent-style-name="Normal" style:family="paragraph">
      <style:paragraph-properties fo:line-height="150%"/>
    </style:style>
    <style:style style:name="P14" style:parent-style-name="Normal" style:family="paragraph">
      <style:paragraph-properties fo:break-before="page"/>
    </style:style>
    <style:style style:name="P15" style:parent-style-name="Titre2" style:family="paragraph">
      <style:paragraph-properties fo:text-align="justify"/>
    </style:style>
    <style:style style:name="P16" style:parent-style-name="Normal" style:family="paragraph">
      <style:paragraph-properties fo:text-align="justify" fo:margin-left="0.4916in">
        <style:tab-stops/>
      </style:paragraph-properties>
    </style:style>
    <style:style style:name="P17" style:parent-style-name="Titre1" style:family="paragraph">
      <style:paragraph-properties fo:break-before="page"/>
    </style:style>
    <style:style style:name="P18" style:parent-style-name="Titre2" style:family="paragraph">
      <style:paragraph-properties fo:text-align="justify"/>
    </style:style>
    <style:style style:name="P19" style:parent-style-name="Normal" style:family="paragraph">
      <style:paragraph-properties fo:text-align="justify" fo:margin-left="0.4916in">
        <style:tab-stops/>
      </style:paragraph-properties>
    </style:style>
    <style:style style:name="P20" style:parent-style-name="Normal" style:family="paragraph">
      <style:paragraph-properties fo:text-align="justify" fo:margin-left="0.4916in">
        <style:tab-stops/>
      </style:paragraph-properties>
    </style:style>
    <style:style style:name="P21" style:parent-style-name="Normal" style:family="paragraph">
      <style:paragraph-properties fo:text-align="justify"/>
    </style:style>
    <style:style style:name="P22" style:parent-style-name="Titre2" style:family="paragraph">
      <style:paragraph-properties fo:text-align="justify"/>
    </style:style>
    <style:style style:name="P23" style:parent-style-name="Normal" style:family="paragraph">
      <style:paragraph-properties fo:text-align="justify" fo:margin-left="0.4916in">
        <style:tab-stops/>
      </style:paragraph-properties>
    </style:style>
    <style:style style:name="P24" style:parent-style-name="Normal" style:family="paragraph">
      <style:paragraph-properties fo:text-align="justify" fo:margin-left="0.4916in">
        <style:tab-stops/>
      </style:paragraph-properties>
    </style:style>
    <style:style style:name="P25" style:parent-style-name="Normal" style:family="paragraph">
      <style:paragraph-properties fo:text-align="justify" fo:margin-left="0.4916in">
        <style:tab-stops/>
      </style:paragraph-properties>
    </style:style>
    <style:style style:name="P26" style:parent-style-name="Normal" style:family="paragraph">
      <style:paragraph-properties fo:text-align="justify" fo:margin-left="0.4916in">
        <style:tab-stops/>
      </style:paragraph-properties>
    </style:style>
    <style:style style:name="P27" style:parent-style-name="Titre2" style:family="paragraph">
      <style:paragraph-properties fo:text-align="justify"/>
    </style:style>
    <style:style style:name="P28" style:parent-style-name="Normal" style:family="paragraph">
      <style:paragraph-properties fo:text-align="justify" fo:margin-left="0.4916in">
        <style:tab-stops/>
      </style:paragraph-properties>
    </style:style>
    <style:style style:name="P29" style:parent-style-name="Normal" style:family="paragraph">
      <style:paragraph-properties fo:text-align="justify" fo:margin-left="0.4916in">
        <style:tab-stops/>
      </style:paragraph-properties>
    </style:style>
    <style:style style:name="P30" style:parent-style-name="Normal" style:family="paragraph">
      <style:paragraph-properties fo:text-align="justify" fo:margin-left="0.4916in">
        <style:tab-stops/>
      </style:paragraph-properties>
    </style:style>
    <style:style style:name="P31" style:parent-style-name="Titre2" style:family="paragraph">
      <style:paragraph-properties fo:text-align="justify"/>
    </style:style>
    <style:style style:name="P32" style:parent-style-name="Normal" style:family="paragraph">
      <style:paragraph-properties fo:text-align="justify" fo:margin-left="0.4916in">
        <style:tab-stops/>
      </style:paragraph-properties>
    </style:style>
    <style:style style:name="P33" style:parent-style-name="Normal" style:family="paragraph">
      <style:paragraph-properties fo:text-align="justify" fo:margin-left="0.4916in">
        <style:tab-stops/>
      </style:paragraph-properties>
    </style:style>
    <style:style style:name="P34" style:parent-style-name="Normal" style:family="paragraph">
      <style:paragraph-properties fo:text-align="justify" fo:margin-left="0.4916in">
        <style:tab-stops/>
      </style:paragraph-properties>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Titre2" style:family="paragraph">
      <style:paragraph-properties fo:text-align="justify"/>
    </style:style>
    <style:style style:name="P38" style:parent-style-name="Normal" style:family="paragraph">
      <style:paragraph-properties fo:text-align="justify" fo:margin-left="0.4916in">
        <style:tab-stops/>
      </style:paragraph-properties>
    </style:style>
    <style:style style:name="P39" style:parent-style-name="Normal" style:family="paragraph">
      <style:paragraph-properties fo:text-align="justify"/>
    </style:style>
    <style:style style:name="P40" style:parent-style-name="Titre2" style:family="paragraph">
      <style:paragraph-properties fo:text-align="justify"/>
    </style:style>
    <style:style style:name="P41" style:parent-style-name="Normal" style:family="paragraph">
      <style:paragraph-properties fo:text-align="justify" fo:margin-left="0.4916in">
        <style:tab-stops/>
      </style:paragraph-properties>
    </style:style>
    <style:style style:name="P42" style:parent-style-name="Normal" style:family="paragraph">
      <style:paragraph-properties fo:break-before="page" fo:text-align="justify"/>
    </style:style>
    <style:style style:name="P43" style:parent-style-name="Titre1" style:family="paragraph">
      <style:paragraph-properties fo:text-align="justify"/>
    </style:style>
    <style:style style:name="P44" style:parent-style-name="Titre2" style:family="paragraph">
      <style:paragraph-properties fo:text-align="justify"/>
    </style:style>
    <style:style style:name="P45" style:parent-style-name="Normal" style:family="paragraph">
      <style:paragraph-properties fo:text-align="justify" fo:margin-left="0.4916in">
        <style:tab-stops/>
      </style:paragraph-properties>
    </style:style>
    <style:style style:name="P46" style:parent-style-name="Titre2" style:family="paragraph">
      <style:paragraph-properties fo:text-align="justify"/>
    </style:style>
    <style:style style:name="P47" style:parent-style-name="Normal" style:family="paragraph">
      <style:paragraph-properties fo:text-align="justify" fo:margin-left="0.4916in">
        <style:tab-stops/>
      </style:paragraph-properties>
    </style:style>
    <style:style style:name="P48" style:parent-style-name="Titre2" style:family="paragraph">
      <style:paragraph-properties fo:text-align="justify"/>
    </style:style>
    <style:style style:name="P49" style:parent-style-name="Normal" style:family="paragraph">
      <style:paragraph-properties fo:text-align="justify" fo:margin-left="0.4916in">
        <style:tab-stops/>
      </style:paragraph-properties>
    </style:style>
    <style:style style:name="P50" style:parent-style-name="Titre2" style:family="paragraph">
      <style:paragraph-properties fo:text-align="justify"/>
    </style:style>
    <style:style style:name="P51" style:parent-style-name="Normal" style:family="paragraph">
      <style:paragraph-properties fo:text-align="justify" fo:margin-left="0.4916in">
        <style:tab-stops/>
      </style:paragraph-properties>
    </style:style>
    <style:style style:name="P52" style:parent-style-name="Titre2" style:family="paragraph">
      <style:paragraph-properties fo:text-align="justify"/>
    </style:style>
    <style:style style:name="P53" style:parent-style-name="Normal" style:family="paragraph">
      <style:paragraph-properties fo:text-align="justify" fo:margin-left="0.4916in">
        <style:tab-stops/>
      </style:paragraph-properties>
    </style:style>
  </office:automatic-styles>
  <office:body>
    <office:text text:use-soft-page-breaks="true">
      <table:table table:style-name="Table1">
        <table:table-columns>
          <table:table-column table:style-name="TableColumn2"/>
        </table:table-columns>
        <table:table-row table:style-name="TableRow3">
          <table:table-cell table:style-name="TableCell4">
            <text:h text:style-name="P5" text:outline-level="1"><text:bookmark-start text:name="_Toc486368094"/>BD-Itor<text:bookmark-end text:name="_Toc486368094"/></text:h>
            <text:h text:style-name="P6" text:outline-level="1"><text:bookmark-start text:name="_Toc486368095"/>Manuel d’Utilisation<text:bookmark-end text:name="_Toc486368095"/></text:h>
            <text:h text:style-name="P7" text:outline-level="1"/>
          </table:table-cell>
        </table:table-row>
      </table:table>
      <text:p text:style-name="P8"/>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text:a xlink:href="#_Toc486368094" office:target-frame-name="_top" xlink:show="replace"><text:span text:style-name="Lienhypertexte">BD-Itor</text:span><text:tab/>1</text:a></text:p>
          <text:p text:style-name="P10"><text:a xlink:href="#_Toc486368095" office:target-frame-name="_top" xlink:show="replace"><text:span text:style-name="Lienhypertexte">Manuel d’Utilisation</text:span><text:tab/>1</text:a></text:p>
          <text:p text:style-name="TM2"><text:a xlink:href="#_Toc486368096" office:target-frame-name="_top" xlink:show="replace"><text:span text:style-name="Lienhypertexte">Connexion</text:span><text:tab/>3</text:a></text:p>
          <text:p text:style-name="P11"><text:a xlink:href="#_Toc486368097" office:target-frame-name="_top" xlink:show="replace"><text:span text:style-name="Lienhypertexte">Gestion de la Base de données</text:span><text:tab/>4</text:a></text:p>
          <text:p text:style-name="TM2"><text:a xlink:href="#_Toc486368098" office:target-frame-name="_top" xlink:show="replace"><text:span text:style-name="Lienhypertexte">Requête</text:span><text:tab/>4</text:a></text:p>
          <text:p text:style-name="TM2"><text:a xlink:href="#_Toc486368099" office:target-frame-name="_top" xlink:show="replace"><text:span text:style-name="Lienhypertexte">Table</text:span><text:tab/>4</text:a></text:p>
          <text:p text:style-name="TM2"><text:a xlink:href="#_Toc486368100" office:target-frame-name="_top" xlink:show="replace"><text:span text:style-name="Lienhypertexte">Colonne</text:span><text:tab/>4</text:a></text:p>
          <text:p text:style-name="TM2"><text:a xlink:href="#_Toc486368101" office:target-frame-name="_top" xlink:show="replace"><text:span text:style-name="Lienhypertexte">T-Uples</text:span><text:tab/>4</text:a></text:p>
          <text:p text:style-name="TM2"><text:a xlink:href="#_Toc486368102" office:target-frame-name="_top" xlink:show="replace"><text:span text:style-name="Lienhypertexte">Vues</text:span><text:tab/>5</text:a></text:p>
          <text:p text:style-name="TM2"><text:a xlink:href="#_Toc486368103" office:target-frame-name="_top" xlink:show="replace"><text:span text:style-name="Lienhypertexte">Trigger</text:span><text:tab/>5</text:a></text:p>
          <text:p text:style-name="P12"><text:a xlink:href="#_Toc486368104" office:target-frame-name="_top" xlink:show="replace"><text:span text:style-name="Lienhypertexte">Gestion des fichiers</text:span><text:tab/>6</text:a></text:p>
          <text:p text:style-name="TM2"><text:a xlink:href="#_Toc486368105" office:target-frame-name="_top" xlink:show="replace"><text:span text:style-name="Lienhypertexte">Nouveau</text:span><text:tab/>6</text:a></text:p>
          <text:p text:style-name="TM2"><text:a xlink:href="#_Toc486368106" office:target-frame-name="_top" xlink:show="replace"><text:span text:style-name="Lienhypertexte">Ouvrir</text:span><text:tab/>6</text:a></text:p>
          <text:p text:style-name="TM2"><text:a xlink:href="#_Toc486368107" office:target-frame-name="_top" xlink:show="replace"><text:span text:style-name="Lienhypertexte">Enregistrer</text:span><text:tab/>6</text:a></text:p>
          <text:p text:style-name="TM2"><text:a xlink:href="#_Toc486368108" office:target-frame-name="_top" xlink:show="replace"><text:span text:style-name="Lienhypertexte">Enregistrer-Sous</text:span><text:tab/>6</text:a></text:p>
          <text:p text:style-name="TM2"><text:a xlink:href="#_Toc486368109" office:target-frame-name="_top" xlink:show="replace"><text:span text:style-name="Lienhypertexte">Imprimer</text:span><text:tab/>6</text:a></text:p>
        </text:index-body>
      </text:table-of-content>
      <text:p text:style-name="P13"/>
      <text:p text:style-name="P14"/>
      <text:h text:style-name="P15" text:outline-level="2"><text:bookmark-start text:name="_Toc486368096"/><text:soft-page-break/>Connexion<text:bookmark-end text:name="_Toc486368096"/></text:h>
      <text:p text:style-name="P16">Par défaut la connexion est fait sous les identifiants « u1 » et le mot de passe « test ». Ces identifiants vous connecteront à la Base de Données DataBase. A noter, si vous voulez créer différentes bases de données il vous suffit de sortir « DataBase » du dossier courant.<text:s/></text:p>
      <text:h text:style-name="P17" text:outline-level="1"><text:bookmark-start text:name="_Toc486368097"/><text:soft-page-break/>Gestion de la Base de données<text:bookmark-end text:name="_Toc486368097"/></text:h>
      <text:h text:style-name="P18" text:outline-level="2"><text:bookmark-start text:name="_Toc486368098"/>Requête<text:bookmark-end text:name="_Toc486368098"/></text:h>
      <text:p text:style-name="P19">Pour la gestion de requête SQL vous pouvez faire CTRL+ N pour ouvrir un nouvel onglet qui permet la saisie de requête ou bien cliquer sur le bouton dans la barre d’outils correspondant à une feuille vierge. Une fois la requête rédigée vous aurez plus qu’à cliquer sur le bouton avec un triangle vert « Exécuter ». Ceci ouvrir une boîte de dialogue avec le résultat de la requête. Chaque clique sur le bouton exécuter permet d’ouvrir une nouvelle boîte de dialogue vous permettant de comparer les résultats de différentes requêtes.</text:p>
      <text:p text:style-name="P20">(Exemple de requête : « SELECT * FROM {NOM_DE_TABLE} ; »)</text:p>
      <text:p text:style-name="P21"/>
      <text:h text:style-name="P22" text:outline-level="2"><text:bookmark-start text:name="_Toc486368099"/>Table<text:bookmark-end text:name="_Toc486368099"/><text:s/></text:h>
      <text:p text:style-name="P23">Pour créer une table, il suffit soit d’écrire la requête (voir la partie requête). Sinon vous pouvez créer une table depuis les boutons sur la partie droite de la fenêtre. Vous cliquez sur le bouton de table avec un « + » ceci vous ouvrira une boîte de dialogue vous demandant le nom de la table et son nombre d’attributs. Une nouvelle boîte de dialogue s’ouvre vous demandant alors de renseigner les informations nécessaires pour créer la table avec les attributs.<text:s/></text:p>
      <text:p text:style-name="P24"/>
      <text:p text:style-name="P25">Pour supprimer une table il vous suffit d’appuyer sur le bouton table avec un « - » et de choisir le nom de la table à supprimer dans la liste qui va s’afficher.<text:s/>(Vous pouvez également passer par la requête)</text:p>
      <text:p text:style-name="P26"/>
      <text:h text:style-name="P27" text:outline-level="2"><text:bookmark-start text:name="_Toc486368100"/>Colonne<text:bookmark-end text:name="_Toc486368100"/></text:h>
      <text:p text:style-name="P28">Pour ajouter une colonne vous pouvez passer par les requêtes ou par les boutons sur la droite de la fenêtre<text:s/>vous verrez une<text:s/>icône avec une table en fond et une barre verticale qui ressort avec un « + » vert. Ceci vous demandera de renseigner le nom et le type de la colonne (attribut).</text:p>
      <text:p text:style-name="P29">Pour supprimer une colonne vous pouvez passer par les requêtes ou bien appuyer sur le boutons avec une colonne qui se démarque de la table avec un « - » rouge dans le coin. Ceci vous demandera de choisir la table concernée parmi une liste et ensuite l’attribut à lui supprimer. Cet action supprimera également toutes les vues qui dépendaient de cet attribut et tous les triggers qui étaient associés à cette table.</text:p>
      <text:p text:style-name="P30"/>
      <text:h text:style-name="P31" text:outline-level="2"><text:bookmark-start text:name="_Toc486368101"/>T-Uples<text:bookmark-end text:name="_Toc486368101"/><text:s/></text:h>
      <text:p text:style-name="P32">Pour insérer un T-Uples il vous faut soit passer par une requête soit par les boutons sur la droite de la fenêtre (bouton en bas à droite) l’image correspond à 2 lignes avec un « + » vert ceci vous ouvrira une boîte de dialogue avec une Table dedans vous demandant d’insérer directement les valeurs dedans.<text:s/></text:p>
      <text:p text:style-name="P33"/>
      <text:soft-page-break/>
      <text:p text:style-name="P34">Pour supprimer un T-Uple c’est exactement la même présentation que pour l’ajout sauf qu’il faut appuyer sur le bouton avec le « - ».</text:p>
      <text:p text:style-name="P35"/>
      <text:p text:style-name="P36"/>
      <text:h text:style-name="P37" text:outline-level="2"><text:bookmark-start text:name="_Toc486368102"/>Vues<text:bookmark-end text:name="_Toc486368102"/></text:h>
      <text:p text:style-name="P38">Pour ce qui concerne les vues, vous devrez obligatoirement passer par la requête (voir partie requête).<text:s/></text:p>
      <text:p text:style-name="P39"/>
      <text:h text:style-name="P40" text:outline-level="2"><text:bookmark-start text:name="_Toc486368103"/>Trigger<text:bookmark-end text:name="_Toc486368103"/></text:h>
      <text:p text:style-name="P41">Pour ce qui concerne les triggers, vous devrez obligatoirement passer par la requête (voir partie requête).</text:p>
      <text:p text:style-name="P42"/>
      <text:h text:style-name="P43" text:outline-level="1"><text:bookmark-start text:name="_Toc486368104"/><text:soft-page-break/>Gestion des fichiers<text:bookmark-end text:name="_Toc486368104"/></text:h>
      <text:h text:style-name="P44" text:outline-level="2"><text:bookmark-start text:name="_Toc486368105"/>Nouveau<text:bookmark-end text:name="_Toc486368105"/></text:h>
      <text:p text:style-name="P45">Pour ouvrir un nouveau fichier vous pouvez utiliser le raccourcis CTRL + N ou bien cliquer sur la feuille vierge dans la barre d’outils</text:p>
      <text:h text:style-name="P46" text:outline-level="2"><text:bookmark-start text:name="_Toc486368106"/>Ouvrir<text:bookmark-end text:name="_Toc486368106"/></text:h>
      <text:p text:style-name="P47">Pour ouvrir un fichier existant vous pouvez utiliser CTRL + O ou bien cliquer sur l’image de dossier dans la barre d’outils</text:p>
      <text:h text:style-name="P48" text:outline-level="2"><text:bookmark-start text:name="_Toc486368107"/>Enregistrer<text:bookmark-end text:name="_Toc486368107"/></text:h>
      <text:p text:style-name="P49">Pour enregistrer vous pouvez faire CTRL + S ou bien cliquer sur la disquette avec les traits noirs (/!\ Attention ceci<text:s/>ne crée pas de nouveau fichier si il a déjà été enregistré précédemment)</text:p>
      <text:h text:style-name="P50" text:outline-level="2"><text:bookmark-start text:name="_Toc486368108"/>Enregistrer-Sous<text:bookmark-end text:name="_Toc486368108"/></text:h>
      <text:p text:style-name="P51">Pour enregistrer sous un autre chemin, vous pouvez faire CTRL + MAJ + S ou bien appuyer sur la disquette sans écriture sur son étiquette ceci vous forcera le demande d’un nouveau ceci de sauvegarde, aucun fichier ne sous écrasé sauf si vous le demandé</text:p>
      <text:h text:style-name="P52" text:outline-level="2"><text:bookmark-start text:name="_Toc486368109"/>Imprimer<text:bookmark-end text:name="_Toc486368109"/></text:h>
      <text:p text:style-name="P53">Pour imprimer vous pouvez faire CTRL + P ou bien appuyer sur l’imprimante dans la barre d’outils ceci vous ouvrira une fenêtre pour configurer votre impress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Calibri" fo:font-weight="bold" style:font-weight-asian="bold" fo:color="#FFFFFF" fo:font-size="20pt" style:font-size-asian="20pt" style:font-size-complex="16pt" style:text-underline-type="single" style:text-underline-style="solid" style:text-underline-width="auto" style:text-underline-mode="continuous"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font-weight="bold" style:font-weight-asian="bold" fo:color="#D9D9D9" fo:font-size="16pt" style:font-size-asian="16pt" style:font-size-complex="13pt" fo:hyphenate="false"/>
    </style:style>
    <style:style style:name="Normal" style:display-name="Normal" style:family="paragraph">
      <style:text-properties fo:color="#808080" fo:hyphenate="false"/>
    </style:style>
    <style:style style:name="Policepardéfaut" style:display-name="Police par défaut" style:family="text"/>
    <style:style style:name="Titre2Car" style:display-name="Titre 2 Car" style:family="text" style:parent-style-name="Policepardéfaut">
      <style:text-properties style:font-name="Calibri Light" style:font-name-asian="Times New Roman" style:font-name-complex="Times New Roman" fo:font-weight="bold" style:font-weight-asian="bold" fo:color="#D9D9D9" fo:font-size="16pt" style:font-size-asian="16pt" style:font-size-complex="13pt"/>
    </style:style>
    <style:style style:name="Titre1Car" style:display-name="Titre 1 Car" style:family="text" style:parent-style-name="Policepardéfaut">
      <style:text-properties style:font-name-asian="Times New Roman" style:font-name-complex="Calibri" fo:font-weight="bold" style:font-weight-asian="bold" fo:color="#FFFFFF" fo:font-size="20pt" style:font-size-asian="20pt" style:font-size-complex="16pt" style:text-underline-type="single" style:text-underline-style="solid" style:text-underline-width="auto" style:text-underline-mode="continuous"/>
    </style:style>
    <style:style style:name="En-têtedetabledesmatières" style:display-name="En-tête de table des matières" style:family="paragraph" style:parent-style-name="Titre1" style:next-style-name="Normal">
      <style:text-properties style:font-name="Calibri Light" style:font-name-complex="Times New Roman" fo:font-weight="normal" style:font-weight-asian="normal" fo:font-size="16pt" style:font-size-asian="16pt" style:text-underline-type="none" style:language-asian="fr" style:country-asian="FR" fo:hyphenate="false"/>
    </style:style>
    <style:style style:name="TM2" style:display-name="TM 2" style:family="paragraph" style:parent-style-name="Normal" style:next-style-name="Normal" style:auto-update="true">
      <style:paragraph-properties fo:margin-bottom="0.0694in" fo:line-height="150%" fo:margin-left="0.1527in">
        <style:tab-stops>
          <style:tab-stop style:type="right" style:leader-style="dotted" style:leader-text="." style:position="6.1402in"/>
        </style:tab-stops>
      </style:paragraph-properties>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rvan Lorans</meta:initial-creator>
    <dc:creator>Gurvan Lorans</dc:creator>
    <meta:creation-date>2017-06-27T20:30:00Z</meta:creation-date>
    <dc:date>2017-06-27T21:06:00Z</dc:date>
    <meta:template xlink:href="Normal" xlink:type="simple"/>
    <meta:editing-cycles>13</meta:editing-cycles>
    <meta:editing-duration>PT2160S</meta:editing-duration>
    <meta:document-statistic meta:page-count="6" meta:paragraph-count="10" meta:word-count="808" meta:character-count="5242" meta:row-count="37" meta:non-whitespace-character-count="4444"/>
  </office:meta>
</office:document-meta>
</file>